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24" style:family="table">
      <style:table-properties style:width="11.068cm" fo:margin-left="-0.199cm" table:align="left" style:writing-mode="lr-tb"/>
    </style:style>
    <style:style style:name="Tablo24.A" style:family="table-column">
      <style:table-column-properties style:column-width="11.068cm"/>
    </style:style>
    <style:style style:name="Tablo24.1" style:family="table-row">
      <style:table-row-properties fo:keep-together="auto"/>
    </style:style>
    <style:style style:name="Tablo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5" style:family="table">
      <style:table-properties style:width="15.639cm" fo:margin-left="-0.199cm" table:align="left" style:writing-mode="lr-tb"/>
    </style:style>
    <style:style style:name="Tablo25.A" style:family="table-column">
      <style:table-column-properties style:column-width="15.639cm"/>
    </style:style>
    <style:style style:name="Tablo25.1" style:family="table-row">
      <style:table-row-properties fo:keep-together="auto"/>
    </style:style>
    <style:style style:name="Tablo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6" style:family="table">
      <style:table-properties style:width="15.639cm" fo:margin-left="-0.199cm" table:align="left" style:writing-mode="lr-tb"/>
    </style:style>
    <style:style style:name="Tablo26.A" style:family="table-column">
      <style:table-column-properties style:column-width="15.639cm"/>
    </style:style>
    <style:style style:name="Tablo26.1" style:family="table-row">
      <style:table-row-properties fo:keep-together="auto"/>
    </style:style>
    <style:style style:name="Tablo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145e89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language="tr" fo:country="TR" fo:font-weight="bold" officeooo:paragraph-rsid="00145e89" style:font-size-asian="14pt" style:font-weight-asian="bold" style:font-size-complex="14pt"/>
    </style:style>
    <style:style style:name="P3" style:family="paragraph" style:parent-style-name="Standard" style:list-style-name="WW8Num5">
      <style:text-properties fo:font-weight="bold" officeooo:paragraph-rsid="00145e89" style:font-weight-asian="bold"/>
    </style:style>
    <style:style style:name="P4" style:family="paragraph" style:parent-style-name="Standard">
      <style:paragraph-properties style:text-autospace="none"/>
      <style:text-properties fo:color="#000000" style:font-name="Courier New" officeooo:paragraph-rsid="00145e89" style:font-name-complex="Courier New"/>
    </style:style>
    <style:style style:name="P5" style:family="paragraph" style:parent-style-name="Standard">
      <style:paragraph-properties fo:line-height="150%"/>
      <style:text-properties fo:color="#000000" style:font-name="Courier New" officeooo:paragraph-rsid="00145e89" style:font-name-complex="Courier New"/>
    </style:style>
    <style:style style:name="P6" style:family="paragraph" style:parent-style-name="Standard">
      <style:text-properties fo:color="#000000" style:font-name="Courier New" officeooo:paragraph-rsid="00145e89" style:font-name-complex="Courier New"/>
    </style:style>
    <style:style style:name="P7" style:family="paragraph" style:parent-style-name="Standard" style:list-style-name="WW8Num5">
      <style:text-properties officeooo:paragraph-rsid="00145e89"/>
    </style:style>
    <style:style style:name="P8" style:family="paragraph" style:parent-style-name="Standard">
      <style:text-properties officeooo:paragraph-rsid="00145e89"/>
    </style:style>
    <style:style style:name="T1" style:family="text">
      <style:text-properties fo:color="#000000" style:font-name="Courier New" style:font-name-asian="Courier New" style:font-name-complex="Courier New"/>
    </style:style>
    <style:style style:name="T2" style:family="text">
      <style:text-properties fo:color="#000000" style:font-name="Courier New" style:font-name-complex="Courier New"/>
    </style:style>
    <style:style style:name="T3" style:family="text">
      <style:text-properties style:font-name-asian="Courier New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okie</text:p>
      <text:list xml:id="list7079272392456898901" text:style-name="WW8Num5">
        <text:list-item>
          <text:p text:style-name="P3">cookieYaz.jsp</text:p>
        </text:list-item>
      </text:list>
      <table:table table:name="Tablo24" table:style-name="Tablo24">
        <table:table-column table:style-name="Tablo24.A"/>
        <table:table-row table:style-name="Tablo24.1">
          <table:table-cell table:style-name="Tablo24.A1" office:value-type="string">
            <text:p text:style-name="P1">&lt;%</text:p>
            <text:p text:style-name="P4">Cookie cook1=new Cookie("ad","Ahmet");</text:p>
            <text:p text:style-name="P4">Cookie cook2=new Cookie("soyad","Cicek");</text:p>
            <text:p text:style-name="P4"><text:tab/></text:p>
            <text:p text:style-name="P4">cook1.setMaxAge(60*60);</text:p>
            <text:p text:style-name="P4">cook2.setMaxAge(60*60);</text:p>
            <text:p text:style-name="P6"><text:tab/><text:tab/></text:p>
            <text:p text:style-name="P6">response.addCookie(cook1);</text:p>
            <text:p text:style-name="P5">response.addCookie(cook2);</text:p>
            <text:p text:style-name="P5">%&gt;</text:p>
            <text:p text:style-name="P5">Cookie'ler olustu</text:p>
          </table:table-cell>
        </table:table-row>
      </table:table>
      <text:p text:style-name="P1"/>
      <text:list xml:id="list203516569392044" text:continue-numbering="true" text:style-name="WW8Num5">
        <text:list-item>
          <text:p text:style-name="P3">cookieOku.jsp</text:p>
        </text:list-item>
      </text:list>
      <table:table table:name="Tablo25" table:style-name="Tablo25">
        <table:table-column table:style-name="Tablo25.A"/>
        <table:table-row table:style-name="Tablo25.1">
          <table:table-cell table:style-name="Tablo25.A1" office:value-type="string">
            <text:p text:style-name="P6">&lt;html&gt;</text:p>
            <text:p text:style-name="P8"><text:span text:style-name="T1"><text:s text:c="2"/></text:span><text:span text:style-name="T2">&lt;body&gt; <text:s text:c="15"/></text:span></text:p>
            <text:p text:style-name="P6"><text:span text:style-name="T3"><text:s text:c="4"/></text:span>&lt;%</text:p>
            <text:p text:style-name="P6"><text:span text:style-name="T3"><text:s text:c="5"/></text:span>Cookie cookies[] = request.getCookies();</text:p>
            <text:p text:style-name="P6"><text:span text:style-name="T3"><text:s text:c="5"/></text:span>if (cookies != null) {</text:p>
            <text:p text:style-name="P6"><text:span text:style-name="T3"><text:s text:c="4"/></text:span>%&gt;</text:p>
            <text:p text:style-name="P6"><text:span text:style-name="T3"><text:s text:c="4"/></text:span>&lt;table border=1&gt;</text:p>
            <text:p text:style-name="P6"><text:span text:style-name="T3"><text:s text:c="6"/></text:span>&lt;tr&gt;&lt;td colspan=2&gt;Cookie'ler&lt;/td&gt;&lt;/tr&gt;</text:p>
            <text:p text:style-name="P6"><text:span text:style-name="T3"><text:s text:c="6"/></text:span>&lt;tr&gt;&lt;td&gt;Ad&lt;/td&gt;&lt;td&gt;Deger&lt;/td&gt;&lt;/tr&gt;</text:p>
            <text:p text:style-name="P6"><text:span text:style-name="T3"><text:s text:c="4"/></text:span>&lt;%</text:p>
            <text:p text:style-name="P6"><text:span text:style-name="T3"><text:s text:c="6"/></text:span>for (int i = 0; i &lt; cookies.length; i++) {</text:p>
            <text:p text:style-name="P6"><text:span text:style-name="T3"><text:s text:c="4"/></text:span>%&gt;</text:p>
            <text:p text:style-name="P6"><text:span text:style-name="T3"><text:s text:c="6"/></text:span>&lt;tr&gt;&lt;td&gt;&lt;%=cookies[i].getName()%&gt;&lt;/td&gt;</text:p>
            <text:p text:style-name="P6"><text:span text:style-name="T3"><text:s text:c="6"/></text:span>&lt;td&gt;&lt;%=cookies[i].getValue()%&gt;&lt;/td&gt;&lt;/tr&gt;</text:p>
            <text:p text:style-name="P6"><text:span text:style-name="T3"><text:s text:c="4"/></text:span>&lt;%</text:p>
            <text:p text:style-name="P6"><text:span text:style-name="T3"><text:s text:c="6"/></text:span>}//for <text:s text:c="5"/></text:p>
            <text:p text:style-name="P6"><text:span text:style-name="T3"><text:s text:c="4"/></text:span>%&gt; <text:s text:c="17"/></text:p>
            <text:p text:style-name="P6"><text:span text:style-name="T3"><text:s text:c="6"/></text:span>&lt;/table&gt;</text:p>
            <text:p text:style-name="P6"><text:span text:style-name="T3"><text:s text:c="4"/></text:span>&lt;%</text:p>
            <text:p text:style-name="P6"><text:span text:style-name="T3"><text:s text:c="6"/></text:span>} else {</text:p>
            <text:p text:style-name="P6"><text:span text:style-name="T3"><text:s text:c="16"/></text:span>out.println("cookie yok..");</text:p>
            <text:p text:style-name="P6"><text:span text:style-name="T3"><text:s text:c="12"/></text:span>}</text:p>
            <text:p text:style-name="P6"><text:span text:style-name="T3"><text:s text:c="5"/></text:span>%&gt;</text:p>
            <text:p text:style-name="P6"><text:span text:style-name="T3"><text:s text:c="4"/></text:span>&lt;/body&gt;</text:p>
            <text:p text:style-name="P6">&lt;/html&gt;</text:p>
          </table:table-cell>
        </table:table-row>
      </table:table>
      <text:p text:style-name="P1"/>
      <text:p text:style-name="P1"/>
      <text:list xml:id="list203516547025518" text:continue-numbering="true" text:style-name="WW8Num5">
        <text:list-item>
          <text:p text:style-name="P7"><text:span text:style-name="T4">cookieSil.jsp</text:span></text:p>
        </text:list-item>
      </text:list>
      <table:table table:name="Tablo26" table:style-name="Tablo26">
        <table:table-column table:style-name="Tablo26.A"/>
        <table:table-row table:style-name="Tablo26.1">
          <table:table-cell table:style-name="Tablo26.A1" office:value-type="string">
            <text:p text:style-name="P4">&lt;%</text:p>
            <text:p text:style-name="P4">Cookie cook1=new Cookie("ad",null);</text:p>
            <text:p text:style-name="P4">Cookie cook2=new Cookie("soyad",null);<text:tab/><text:tab/></text:p>
            <text:p text:style-name="P4">cook1.setMaxAge(-1);</text:p>
            <text:p text:style-name="P4">cook2.setMaxAge(-1);</text:p>
            <text:p text:style-name="P6"><text:soft-page-break/><text:tab/><text:tab/></text:p>
            <text:p text:style-name="P6">response.addCookie(cook1);</text:p>
            <text:p text:style-name="P5">response.addCookie(cook2);</text:p>
            <text:p text:style-name="P5">%&gt;</text:p>
            <text:p text:style-name="P5">Cookiler silindi.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34:55.829932536</meta:creation-date>
    <dc:date>2014-04-14T20:35:16.051159363</dc:date>
    <dc:creator>sertac </dc:creator>
    <meta:editing-duration>P0D</meta:editing-duration>
    <meta:editing-cycles>1</meta:editing-cycles>
    <meta:document-statistic meta:table-count="3" meta:image-count="0" meta:object-count="0" meta:page-count="2" meta:paragraph-count="50" meta:word-count="81" meta:character-count="972" meta:non-whitespace-character-count="765"/>
    <meta:generator>LibreOffice/4.1.2.3$Linux_X86_64 LibreOffice_project/410m0$Build-3</meta:generator>
  </office:meta>
</office:document-meta>
</file>